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Число процесс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1000*1000*1000</text:p>
          </table:table-cell>
          <table:table-cell/>
          <table:table-cell office:value-type="string" calcext:value-type="string">
            <text:p>Размер</text:p>
          </table:table-cell>
          <table:table-cell office:value-type="string" calcext:value-type="string">
            <text:p>10.1000.1000</text:p>
          </table:table-cell>
          <table:table-cell office:value-type="string" calcext:value-type="string">
            <text:p>100.1000.1000</text:p>
          </table:table-cell>
          <table:table-cell office:value-type="string" calcext:value-type="string">
            <text:p>1000.1000.1000</text:p>
          </table:table-cell>
          <table:table-cell office:value-type="string" calcext:value-type="string">
            <text:p>Число процессов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Время работы</text:p>
          </table:table-cell>
          <table:table-cell office:value-type="float" office:value="1.939206" calcext:value-type="float">
            <text:p>1,939206</text:p>
          </table:table-cell>
          <table:table-cell office:value-type="float" office:value="0.984872" calcext:value-type="float">
            <text:p>0,984872</text:p>
          </table:table-cell>
          <table:table-cell office:value-type="float" office:value="0.984004" calcext:value-type="float">
            <text:p>0,984004</text:p>
          </table:table-cell>
          <table:table-cell office:value-type="float" office:value="0.592976" calcext:value-type="float">
            <text:p>0,592976</text:p>
          </table:table-cell>
          <table:table-cell office:value-type="float" office:value="0.249651" calcext:value-type="float">
            <text:p>0,249651</text:p>
          </table:table-cell>
          <table:table-cell table:number-columns-repeated="3"/>
          <table:table-cell office:value-type="string" calcext:value-type="string">
            <text:p>Время работы</text:p>
          </table:table-cell>
          <table:table-cell office:value-type="float" office:value="0.016151" calcext:value-type="float">
            <text:p>0,016151</text:p>
          </table:table-cell>
          <table:table-cell office:value-type="float" office:value="0.153904" calcext:value-type="float">
            <text:p>0,153904</text:p>
          </table:table-cell>
          <table:table-cell office:value-type="float" office:value="0.984004" calcext:value-type="float">
            <text:p>0,984004</text:p>
          </table:table-cell>
          <table:table-cell table:number-columns-repeated="2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office:value-type="string" calcext:value-type="string">
            <text:p>x\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3:34:43.764417828</meta:creation-date>
    <dc:date>2024-04-25T14:39:07.174462355</dc:date>
    <meta:editing-duration>PT44M2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